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94445095141101</text:p>
          </table:table-cell>
          <table:table-cell office:value-type="string" calcext:value-type="string">
            <text:p>2025-01-14 16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4648" calcext:value-type="float">
            <text:p>51.8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45095141101</text:p>
          </table:table-cell>
          <table:table-cell office:value-type="string" calcext:value-type="string">
            <text:p>2024-01-11 16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76048" calcext:value-type="float">
            <text:p>50.67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45095141101</text:p>
          </table:table-cell>
          <table:table-cell office:value-type="string" calcext:value-type="string">
            <text:p>2023-02-22 16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51464" calcext:value-type="float">
            <text:p>49.0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45095141101</text:p>
          </table:table-cell>
          <table:table-cell office:value-type="string" calcext:value-type="string">
            <text:p>2022-02-10 16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4168" calcext:value-type="float">
            <text:p>47.06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45095141101</text:p>
          </table:table-cell>
          <table:table-cell office:value-type="string" calcext:value-type="string">
            <text:p>2021-02-04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02368" calcext:value-type="float">
            <text:p>47.90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45095141101</text:p>
          </table:table-cell>
          <table:table-cell office:value-type="string" calcext:value-type="string">
            <text:p>2020-01-23 15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15472" calcext:value-type="float">
            <text:p>49.11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45095141101</text:p>
          </table:table-cell>
          <table:table-cell office:value-type="string" calcext:value-type="string">
            <text:p>2019-02-06 14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07752" calcext:value-type="float">
            <text:p>48.30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45095141101</text:p>
          </table:table-cell>
          <table:table-cell office:value-type="string" calcext:value-type="string">
            <text:p>2018-01-03 17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77272" calcext:value-type="float">
            <text:p>48.27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45095141101</text:p>
          </table:table-cell>
          <table:table-cell office:value-type="string" calcext:value-type="string">
            <text:p>2016-12-21 16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96728" calcext:value-type="float">
            <text:p>48.49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45095141101</text:p>
          </table:table-cell>
          <table:table-cell office:value-type="string" calcext:value-type="string">
            <text:p>2016-01-27 17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48672" calcext:value-type="float">
            <text:p>48.04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45095141101</text:p>
          </table:table-cell>
          <table:table-cell office:value-type="string" calcext:value-type="string">
            <text:p>2014-12-01 18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9096" calcext:value-type="float">
            <text:p>49.5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45095141101</text:p>
          </table:table-cell>
          <table:table-cell office:value-type="string" calcext:value-type="string">
            <text:p>2013-12-05 14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8908" calcext:value-type="float">
            <text:p>49.78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45095141101</text:p>
          </table:table-cell>
          <table:table-cell office:value-type="string" calcext:value-type="string">
            <text:p>2013-01-10 14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78512" calcext:value-type="float">
            <text:p>50.57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45095141101</text:p>
          </table:table-cell>
          <table:table-cell office:value-type="string" calcext:value-type="string">
            <text:p>2011-12-13 19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58544" calcext:value-type="float">
            <text:p>52.35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45095141101</text:p>
          </table:table-cell>
          <table:table-cell office:value-type="string" calcext:value-type="string">
            <text:p>2010-12-22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35256" calcext:value-type="float">
            <text:p>50.43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45095141101</text:p>
          </table:table-cell>
          <table:table-cell office:value-type="string" calcext:value-type="string">
            <text:p>2010-01-06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9784" calcext:value-type="float">
            <text:p>51.2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45095141101</text:p>
          </table:table-cell>
          <table:table-cell office:value-type="string" calcext:value-type="string">
            <text:p>2009-01-08 19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75136" calcext:value-type="float">
            <text:p>49.47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45095141101</text:p>
          </table:table-cell>
          <table:table-cell office:value-type="string" calcext:value-type="string">
            <text:p>2008-01-29 21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91672" calcext:value-type="float">
            <text:p>49.1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45095141101</text:p>
          </table:table-cell>
          <table:table-cell office:value-type="string" calcext:value-type="string">
            <text:p>2007-02-07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01016" calcext:value-type="float">
            <text:p>50.80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45095141101</text:p>
          </table:table-cell>
          <table:table-cell office:value-type="string" calcext:value-type="string">
            <text:p>2006-01-10 19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61592" calcext:value-type="float">
            <text:p>52.36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45095141101</text:p>
          </table:table-cell>
          <table:table-cell office:value-type="string" calcext:value-type="string">
            <text:p>2005-01-20 19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01344" calcext:value-type="float">
            <text:p>51.90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45095141101</text:p>
          </table:table-cell>
          <table:table-cell office:value-type="string" calcext:value-type="string">
            <text:p>2004-02-11 14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9016" calcext:value-type="float">
            <text:p>53.84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45095141101</text:p>
          </table:table-cell>
          <table:table-cell office:value-type="string" calcext:value-type="string">
            <text:p>2003-01-16 19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024" calcext:value-type="float">
            <text:p>55.2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45095141101</text:p>
          </table:table-cell>
          <table:table-cell office:value-type="string" calcext:value-type="string">
            <text:p>2002-0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11616" calcext:value-type="float">
            <text:p>59.41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45095141101</text:p>
          </table:table-cell>
          <table:table-cell office:value-type="string" calcext:value-type="string">
            <text:p>2001-02-19 19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6184" calcext:value-type="float">
            <text:p>60.14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45095141101</text:p>
          </table:table-cell>
          <table:table-cell office:value-type="string" calcext:value-type="string">
            <text:p>2000-02-11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3184" calcext:value-type="float">
            <text:p>59.00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45095141101</text:p>
          </table:table-cell>
          <table:table-cell office:value-type="string" calcext:value-type="string">
            <text:p>1999-01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07728" calcext:value-type="float">
            <text:p>60.30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45095141101</text:p>
          </table:table-cell>
          <table:table-cell office:value-type="string" calcext:value-type="string">
            <text:p>1998-01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67264" calcext:value-type="float">
            <text:p>61.16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45095141101</text:p>
          </table:table-cell>
          <table:table-cell office:value-type="string" calcext:value-type="string">
            <text:p>1997-01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31544" calcext:value-type="float">
            <text:p>64.93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45095141101</text:p>
          </table:table-cell>
          <table:table-cell office:value-type="string" calcext:value-type="string">
            <text:p>1996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08912" calcext:value-type="float">
            <text:p>65.20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45095141101</text:p>
          </table:table-cell>
          <table:table-cell office:value-type="string" calcext:value-type="string">
            <text:p>1995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73904" calcext:value-type="float">
            <text:p>68.57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45095141101</text:p>
          </table:table-cell>
          <table:table-cell office:value-type="string" calcext:value-type="string">
            <text:p>1994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2112" calcext:value-type="float">
            <text:p>69.9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45095141101</text:p>
          </table:table-cell>
          <table:table-cell office:value-type="string" calcext:value-type="string">
            <text:p>1993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7852" calcext:value-type="float">
            <text:p>71.97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45095141101</text:p>
          </table:table-cell>
          <table:table-cell office:value-type="string" calcext:value-type="string">
            <text:p>1992-0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9124" calcext:value-type="float">
            <text:p>74.69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45095141101</text:p>
          </table:table-cell>
          <table:table-cell office:value-type="string" calcext:value-type="string">
            <text:p>1991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51176" calcext:value-type="float">
            <text:p>78.7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45095141101</text:p>
          </table:table-cell>
          <table:table-cell office:value-type="string" calcext:value-type="string">
            <text:p>1990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32888" calcext:value-type="float">
            <text:p>78.7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45095141101</text:p>
          </table:table-cell>
          <table:table-cell office:value-type="string" calcext:value-type="string">
            <text:p>1989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23176" calcext:value-type="float">
            <text:p>83.32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45095141101</text:p>
          </table:table-cell>
          <table:table-cell office:value-type="string" calcext:value-type="string">
            <text:p>1988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0852" calcext:value-type="float">
            <text:p>83.40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45095141101</text:p>
          </table:table-cell>
          <table:table-cell office:value-type="string" calcext:value-type="string">
            <text:p>1987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23888" calcext:value-type="float">
            <text:p>82.92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45095141101</text:p>
          </table:table-cell>
          <table:table-cell office:value-type="string" calcext:value-type="string">
            <text:p>1986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21496" calcext:value-type="float">
            <text:p>85.12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45095141101</text:p>
          </table:table-cell>
          <table:table-cell office:value-type="string" calcext:value-type="string">
            <text:p>1985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71432" calcext:value-type="float">
            <text:p>85.37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45095141101</text:p>
          </table:table-cell>
          <table:table-cell office:value-type="string" calcext:value-type="string">
            <text:p>1983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48688" calcext:value-type="float">
            <text:p>90.84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45095141101</text:p>
          </table:table-cell>
          <table:table-cell office:value-type="string" calcext:value-type="string">
            <text:p>1982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928" calcext:value-type="float">
            <text:p>94.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45095141101</text:p>
          </table:table-cell>
          <table:table-cell office:value-type="string" calcext:value-type="string">
            <text:p>1981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84" calcext:value-type="float">
            <text:p>100.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45095141101</text:p>
          </table:table-cell>
          <table:table-cell office:value-type="string" calcext:value-type="string">
            <text:p>1980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32" calcext:value-type="float">
            <text:p>103.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45095141101</text:p>
          </table:table-cell>
          <table:table-cell office:value-type="string" calcext:value-type="string">
            <text:p>1979-0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744" calcext:value-type="float">
            <text:p>99.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45095141101</text:p>
          </table:table-cell>
          <table:table-cell office:value-type="string" calcext:value-type="string">
            <text:p>1978-0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416" calcext:value-type="float">
            <text:p>104.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45095141101</text:p>
          </table:table-cell>
          <table:table-cell office:value-type="string" calcext:value-type="string">
            <text:p>1976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616" calcext:value-type="float">
            <text:p>111.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45095141101</text:p>
          </table:table-cell>
          <table:table-cell office:value-type="string" calcext:value-type="string">
            <text:p>1975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672" calcext:value-type="float">
            <text:p>118.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45095141101</text:p>
          </table:table-cell>
          <table:table-cell office:value-type="string" calcext:value-type="string">
            <text:p>1974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576" calcext:value-type="float">
            <text:p>117.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45095141101</text:p>
          </table:table-cell>
          <table:table-cell office:value-type="string" calcext:value-type="string">
            <text:p>1973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384" calcext:value-type="float">
            <text:p>116.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45095141101</text:p>
          </table:table-cell>
          <table:table-cell office:value-type="string" calcext:value-type="string">
            <text:p>1972-0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24" calcext:value-type="float">
            <text:p>115.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45095141101</text:p>
          </table:table-cell>
          <table:table-cell office:value-type="string" calcext:value-type="string">
            <text:p>1971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6012" calcext:value-type="float">
            <text:p>115.2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45095141101</text:p>
          </table:table-cell>
          <table:table-cell office:value-type="string" calcext:value-type="string">
            <text:p>1970-0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2984" calcext:value-type="float">
            <text:p>116.8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45095141101</text:p>
          </table:table-cell>
          <table:table-cell office:value-type="string" calcext:value-type="string">
            <text:p>1968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50576" calcext:value-type="float">
            <text:p>112.05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45095141101</text:p>
          </table:table-cell>
          <table:table-cell office:value-type="string" calcext:value-type="string">
            <text:p>1967-0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10424" calcext:value-type="float">
            <text:p>109.31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45095141101</text:p>
          </table:table-cell>
          <table:table-cell office:value-type="string" calcext:value-type="string">
            <text:p>1966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40048" calcext:value-type="float">
            <text:p>105.54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45095141101</text:p>
          </table:table-cell>
          <table:table-cell office:value-type="string" calcext:value-type="string">
            <text:p>1965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362" calcext:value-type="float">
            <text:p>99.13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45095141101</text:p>
          </table:table-cell>
          <table:table-cell office:value-type="string" calcext:value-type="string">
            <text:p>1964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98512" calcext:value-type="float">
            <text:p>96.29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45095141101</text:p>
          </table:table-cell>
          <table:table-cell office:value-type="string" calcext:value-type="string">
            <text:p>1963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7944" calcext:value-type="float">
            <text:p>94.5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45095141101</text:p>
          </table:table-cell>
          <table:table-cell office:value-type="string" calcext:value-type="string">
            <text:p>1962-0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304" calcext:value-type="float">
            <text:p>90.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45095141101</text:p>
          </table:table-cell>
          <table:table-cell office:value-type="string" calcext:value-type="string">
            <text:p>1961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4816" calcext:value-type="float">
            <text:p>88.1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45095141101</text:p>
          </table:table-cell>
          <table:table-cell office:value-type="string" calcext:value-type="string">
            <text:p>1959-0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3084" calcext:value-type="float">
            <text:p>86.73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45095141101</text:p>
          </table:table-cell>
          <table:table-cell office:value-type="string" calcext:value-type="string">
            <text:p>1958-0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2584" calcext:value-type="float">
            <text:p>84.8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45095141101</text:p>
          </table:table-cell>
          <table:table-cell office:value-type="string" calcext:value-type="string">
            <text:p>1957-0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3872" calcext:value-type="float">
            <text:p>85.84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45095141101</text:p>
          </table:table-cell>
          <table:table-cell office:value-type="string" calcext:value-type="string">
            <text:p>1956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27448" calcext:value-type="float">
            <text:p>80.92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45095141101</text:p>
          </table:table-cell>
          <table:table-cell office:value-type="string" calcext:value-type="string">
            <text:p>1955-1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93408" calcext:value-type="float">
            <text:p>82.89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45095141101</text:p>
          </table:table-cell>
          <table:table-cell office:value-type="string" calcext:value-type="string">
            <text:p>1955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70976" calcext:value-type="float">
            <text:p>84.77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45095141101</text:p>
          </table:table-cell>
          <table:table-cell office:value-type="string" calcext:value-type="string">
            <text:p>1954-09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22408" calcext:value-type="float">
            <text:p>86.32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45095141101</text:p>
          </table:table-cell>
          <table:table-cell office:value-type="string" calcext:value-type="string">
            <text:p>1954-0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3232" calcext:value-type="float">
            <text:p>83.3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45095141101</text:p>
          </table:table-cell>
          <table:table-cell office:value-type="string" calcext:value-type="string">
            <text:p>1953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01" calcext:value-type="float">
            <text:p>84.2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45095141101</text:p>
          </table:table-cell>
          <table:table-cell office:value-type="string" calcext:value-type="string">
            <text:p>1953-06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79608" calcext:value-type="float">
            <text:p>86.77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45095141101</text:p>
          </table:table-cell>
          <table:table-cell office:value-type="string" calcext:value-type="string">
            <text:p>1953-0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6864" calcext:value-type="float">
            <text:p>84.3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45095141101</text:p>
          </table:table-cell>
          <table:table-cell office:value-type="string" calcext:value-type="string">
            <text:p>1951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816" calcext:value-type="float">
            <text:p>81.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9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406" meta:object-count="0"/>
    <meta:user-defined meta:name="AppVersion">3.0</meta:user-defined>
  </office:meta>
</office:document-meta>
</file>